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1CCCC3C08D849949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28cm" svg:height="14.287cm" svg:x="3.282cm" svg:y="2.286cm">
          <draw:image xlink:href="Pictures/10000201000001F40000021CCCC3C08D84994949.png" xlink:type="simple" xlink:show="embed" xlink:actuate="onLoad">
            <text:p/>
          </draw:image>
        </draw:frame>
        <draw:frame draw:style-name="gr2" draw:text-style-name="P2" draw:layer="layout" svg:width="7.538cm" svg:height="1.673cm" svg:x="8.636cm" svg:y="11.027cm">
          <draw:text-box>
            <text:p><text:span text:style-name="T1">Motors:</text:span></text:p>
            <text:p>libgazebo_ros_control.so</text:p>
          </draw:text-box>
        </draw:frame>
        <draw:frame draw:style-name="gr2" draw:text-style-name="P2" draw:layer="layout" svg:width="8.871cm" svg:height="1.673cm" svg:x="8.147cm" svg:y="6.963cm">
          <draw:text-box>
            <text:p><text:span text:style-name="T1">IMU:</text:span></text:p>
            <text:p>libgazebo_ros_imu_sensor.so</text:p>
          </draw:text-box>
        </draw:frame>
        <draw:line draw:style-name="gr3" draw:text-style-name="P3" draw:layer="layout" svg:x1="8.147cm" svg:y1="7.874cm" svg:x2="6.604cm" svg:y2="7.112cm">
          <text:p/>
        </draw:line>
        <draw:line draw:style-name="gr3" draw:text-style-name="P4" draw:layer="layout" svg:x1="8.636cm" svg:y1="11.684cm" svg:x2="7.601cm" svg:y2="10.265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7:33:36.239320533</meta:creation-date>
    <dc:date>2018-02-02T17:45:51.709797424</dc:date>
    <meta:editing-duration>PT2M5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